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Arial, Helvetica, sans-serif"/>
    <style:font-face style:name="Lohit Devanagari1" svg:font-family="'Lohit Devanagari'"/>
    <style:font-face style:name="Open Sans" svg:font-family="'Open Sans'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inherit" fo:font-weight="bold" loext:padding="0in" loext:border="none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605f5f" style:text-line-through-style="none" style:text-line-through-type="none" style:font-name="Helvetica Neue" fo:letter-spacing="normal" fo:font-style="normal" style:text-underline-style="none" fo:font-weight="bold" style:text-blinking="false"/>
    </style:style>
    <style:style style:name="P4" style:family="paragraph" style:parent-style-name="Text_20_body">
      <style:paragraph-properties fo:margin-left="0in" fo:margin-right="0in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05f5f" style:font-name="Helvetica Neue" fo:font-size="10pt" fo:letter-spacing="normal" fo:font-style="normal" fo:font-weight="normal"/>
    </style:style>
    <style:style style:name="P7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05f5f" style:font-name="Helvetica Neue" fo:font-size="10pt" fo:letter-spacing="normal" fo:font-style="normal" fo:font-weight="normal"/>
    </style:style>
    <style:style style:name="P8" style:family="paragraph" style:parent-style-name="Text_20_body" style:list-style-name="L1">
      <style:paragraph-properties fo:margin-left="0in" fo:margin-right="0in" fo:margin-top="0in" fo:margin-bottom="0in" loext:contextual-spacing="false" style:line-height-at-least="0.1307in" fo:orphans="2" fo:widows="2" fo:text-indent="0in" style:auto-text-indent="false" fo:padding="0in" fo:border="none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loext:padding="0in" loext:border="none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a5a5a5" style:text-line-through-style="none" style:text-line-through-type="none" style:text-underline-style="none" style:text-blinking="false" loext:padding="0in" loext:border="none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align="end" style:justify-single-word="false" fo:text-indent="0in" style:auto-text-indent="false"/>
      <style:text-properties fo:color="#a5a5a5" style:text-line-through-style="none" style:text-line-through-type="none" style:text-underline-style="none" style:text-blinking="false" loext:padding="0in" loext:border="none"/>
    </style:style>
    <style:style style:name="P13" style:family="paragraph" style:parent-style-name="Text_20_body" style:list-style-name="L1">
      <style:paragraph-properties fo:margin-left="0in" fo:margin-right="0in" fo:margin-top="0.0866in" fo:margin-bottom="0.0866in" loext:contextual-spacing="false" fo:text-align="start" style:justify-single-word="false" fo:orphans="2" fo:widows="2" fo:text-indent="0in" style:auto-text-indent="false" fo:padding="0in" fo:border="none"/>
      <style:text-properties loext:padding="0in" loext:border="none"/>
    </style:style>
    <style:style style:name="P14" style:family="paragraph" style:parent-style-name="Text_20_body" style:list-style-name="L1">
      <style:paragraph-properties fo:margin-left="0in" fo:margin-right="0in" fo:margin-top="0.0437in" fo:margin-bottom="0in" loext:contextual-spacing="false" fo:text-indent="0in" style:auto-text-indent="false"/>
      <style:text-properties style:font-name="inherit" fo:font-weight="bold" loext:padding="0in" loext:border="none"/>
    </style:style>
    <style:style style:name="P15" style:family="paragraph" style:parent-style-name="Text_20_body" style:list-style-name="L1">
      <style:paragraph-properties fo:margin-left="0in" fo:margin-right="0in" fo:margin-top="0.0437in" fo:margin-bottom="0in" loext:contextual-spacing="false" fo:orphans="2" fo:widows="2" fo:text-indent="0in" style:auto-text-indent="false" fo:padding="0in" fo:border="none"/>
      <style:text-properties style:font-name="inherit" fo:font-weight="bold" loext:padding="0in" loext:border="none"/>
    </style:style>
    <style:style style:name="T1" style:family="text">
      <style:text-properties fo:color="#605f5f" style:text-line-through-style="none" style:text-line-through-type="none" style:font-name="inherit" fo:font-style="italic" style:text-underline-style="none" style:text-blinking="false" loext:padding="0in" loext:border="none"/>
    </style:style>
    <style:style style:name="T2" style:family="text">
      <style:text-properties fo:color="#339490" style:text-line-through-style="none" style:text-line-through-type="none" style:font-name="inherit" fo:font-style="italic" style:text-underline-style="none" style:text-blinking="false" loext:padding="0in" loext:border="none"/>
    </style:style>
    <style:style style:name="T3" style:family="text">
      <style:text-properties fo:font-variant="normal" fo:text-transform="none" fo:color="#605f5f" style:text-line-through-style="none" style:text-line-through-type="none" style:font-name="Helvetica Neue" fo:letter-spacing="normal" fo:font-style="normal" style:text-underline-style="none" fo:font-weight="bold" style:text-blinking="false"/>
    </style:style>
    <style:style style:name="T4" style:family="text">
      <style:text-properties fo:font-variant="normal" fo:text-transform="none" fo:color="#888888" style:text-line-through-style="none" style:text-line-through-type="none" style:font-name="Open Sans" fo:font-size="6.90000009536743pt" fo:letter-spacing="normal" fo:font-style="normal" style:text-underline-style="none" fo:font-weight="normal" style:text-blinking="false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r Cream Crumb Banana Bread</text:p>
      <text:p text:style-name="P4"><draw:frame draw:style-name="fr1" draw:name="Frame1" text:anchor-type="paragraph" svg:width="2.948in" draw:z-index="0"><draw:text-box fo:min-height="0.0161in"><text:p text:style-name="Text_20_body"/></draw:text-box></draw:frame><draw:frame draw:style-name="fr1" draw:name="Frame2" text:anchor-type="paragraph" svg:width="2.948in" draw:z-index="1"><draw:text-box fo:min-height="0.0161in"><text:p text:style-name="Text_20_body"/></draw:text-box></draw:frame><text:bookmark text:name="zlrecipe-ingredients"/><text:span text:style-name="T3">Ingredients</text:span></text:p>
      <text:section text:style-name="Sect1" text:name="zlrecipe-ingredient-0">
        <text:list xml:id="list1943165453" text:style-name="L1">
          <text:list-header>
            <text:p text:style-name="P14">For the bread</text:p>
          </text:list-header>
        </text:list>
      </text:section>
      <text:list xml:id="list191130276813075" text:continue-numbering="true" text:style-name="L1">
        <text:list-item>
          <text:p text:style-name="P6"><text:bookmark text:name="zlrecipe-ingredient-1"/>6 T unsalted butter, softened</text:p>
        </text:list-item>
        <text:list-item>
          <text:p text:style-name="P6"><text:bookmark text:name="zlrecipe-ingredient-2"/>1½ cups granulated sugar</text:p>
        </text:list-item>
        <text:list-item>
          <text:p text:style-name="P6"><text:bookmark text:name="zlrecipe-ingredient-3"/>2 medium eggs</text:p>
        </text:list-item>
        <text:list-item>
          <text:p text:style-name="P6"><text:bookmark text:name="zlrecipe-ingredient-4"/>3 whole peeled ripe bananas</text:p>
        </text:list-item>
        <text:list-item>
          <text:p text:style-name="P6"><text:bookmark text:name="zlrecipe-ingredient-5"/>8 ounces sour cream</text:p>
        </text:list-item>
        <text:list-item>
          <text:p text:style-name="P6"><text:bookmark text:name="zlrecipe-ingredient-6"/>1 t vanilla extract</text:p>
        </text:list-item>
        <text:list-item>
          <text:p text:style-name="P6"><text:bookmark text:name="zlrecipe-ingredient-7"/>1 t ground cinnamon</text:p>
        </text:list-item>
        <text:list-item>
          <text:p text:style-name="P6"><text:bookmark text:name="zlrecipe-ingredient-8"/>1½ t baking soda</text:p>
        </text:list-item>
        <text:list-item>
          <text:p text:style-name="P6"><text:bookmark text:name="zlrecipe-ingredient-9"/>¼ t salt</text:p>
        </text:list-item>
        <text:list-item>
          <text:p text:style-name="P6"><text:bookmark text:name="zlrecipe-ingredient-10"/>4-½ cups All-purpose Flour</text:p>
        </text:list-item>
      </text:list>
      <text:section text:style-name="Sect1" text:name="zlrecipe-ingredient-11">
        <text:list xml:id="list191129366734521" text:continue-numbering="true" text:style-name="L1">
          <text:list-header>
            <text:p text:style-name="P15">For the crumb topping</text:p>
          </text:list-header>
        </text:list>
      </text:section>
      <text:list xml:id="list191130377575906" text:continue-numbering="true" text:style-name="L1">
        <text:list-item>
          <text:p text:style-name="P6"><text:bookmark text:name="zlrecipe-ingredient-12"/>2 T melted unsalted butter</text:p>
        </text:list-item>
        <text:list-item>
          <text:p text:style-name="P6"><text:bookmark text:name="zlrecipe-ingredient-13"/>¾ t cinnamon</text:p>
        </text:list-item>
        <text:list-item>
          <text:p text:style-name="P6"><text:bookmark text:name="zlrecipe-ingredient-14"/>¼ c of flour</text:p>
        </text:list-item>
        <text:list-item>
          <text:p text:style-name="P6"><text:bookmark text:name="zlrecipe-ingredient-15"/>¼ c brown sugar</text:p>
        </text:list-item>
        <text:list-item>
          <text:p text:style-name="P6"><text:bookmark text:name="zlrecipe-ingredient-16"/>dash of salt</text:p>
          <text:p text:style-name="P8"><text:a xlink:type="simple" xlink:href="http://chicory.co/button-styled.html?utm_source=widget-button&amp;utm_medium=click-powered-by&amp;utm_campaign=powered-by-chicory" office:target-frame-name="_blank" xlink:show="new" text:style-name="Internet_20_link" text:visited-style-name="Visited_20_Internet_20_Link"><text:span text:style-name="T4">Powered by Chicory</text:span></text:a></text:p>
        </text:list-item>
      </text:list>
      <text:section text:style-name="Sect1" text:name="Quaker_AmazonCTC_Muesli_Pairing_V2_Breakfast Targeting">
        <text:list xml:id="list191129543855845" text:continue-numbering="true" text:style-name="L1">
          <text:list-header>
            <text:p text:style-name="P13"/>
          </text:list-header>
        </text:list>
      </text:section>
      <text:p text:style-name="P3"><text:bookmark text:name="zlrecipe-instructions"/>Instructions</text:p>
      <text:section text:style-name="Sect1" text:name="recipe_btf_waypoint">
        <text:p text:style-name="P2"/>
      </text:section>
      <text:list xml:id="list3050777710" text:style-name="L2">
        <text:list-item>
          <text:p text:style-name="P7"><text:bookmark text:name="zlrecipe-instructions-list"/><text:bookmark text:name="zlrecipe-instruction-0"/>Preheat oven to 350℉</text:p>
        </text:list-item>
        <text:list-item>
          <text:p text:style-name="P7"><text:bookmark text:name="zlrecipe-instruction-1"/>Grease the 5 mini pans or 2 regular sized loaf pans</text:p>
        </text:list-item>
        <text:list-item>
          <text:p text:style-name="P7"><text:bookmark text:name="zlrecipe-instruction-2"/>Make the crumb topping by stirring together the melted butter and cinnamon, then stir in the flour, brown sugar, and salt; until clumps form</text:p>
        </text:list-item>
        <text:list-item>
          <text:p text:style-name="P7"><text:bookmark text:name="zlrecipe-instruction-3"/>Cream the butter and sugar; add eggs, bananas, sour cream, vanilla, and cinnamon</text:p>
        </text:list-item>
        <text:list-item>
          <text:p text:style-name="P7"><text:bookmark text:name="zlrecipe-instruction-4"/>Whisk together the flour, baking soda, and salt in a separate bowl</text:p>
        </text:list-item>
        <text:list-item>
          <text:p text:style-name="P7"><text:bookmark text:name="zlrecipe-instruction-5"/>Add the flour mixture to the banana mixture a little at a time until combined</text:p>
        </text:list-item>
        <text:list-item>
          <text:p text:style-name="P7"><text:bookmark text:name="zlrecipe-instruction-6"/>The mini loaf pans take about 1 cup of the batter and the larger loaf pan takes about 2 cups or so Evenly distribute the crumb topping over all the loaves</text:p>
        </text:list-item>
        <text:list-item>
          <text:p text:style-name="P7"><text:bookmark text:name="zlrecipe-instruction-7"/>Bake the mini loaves for 15-20 minutes and the normal sized loaves for 30-40 minutes until a toothpick inserted comes out clean</text:p>
        </text:list-item>
        <text:list-item>
          <text:p text:style-name="P7"><text:bookmark text:name="zlrecipe-instruction-8"/>Loaves can be removed from the pans after about 15 minutes, cool at least 30 minutes on a wire rack total before slicing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Arial, Helvetica, sans-serif"/>
    <style:font-face style:name="Lohit Devanagari1" svg:font-family="'Lohit Devanagari'"/>
    <style:font-face style:name="Open Sans" svg:font-family="'Open Sans'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19:09:29.791093823</meta:creation-date>
    <dc:date>2018-12-23T19:11:28.538201965</dc:date>
    <meta:editing-duration>PT2M</meta:editing-duration>
    <meta:editing-cycles>1</meta:editing-cycles>
    <meta:document-statistic meta:table-count="0" meta:image-count="0" meta:object-count="0" meta:page-count="1" meta:paragraph-count="31" meta:word-count="262" meta:character-count="1253" meta:non-whitespace-character-count="1052"/>
    <meta:generator>LibreOffice/6.0.6.2$Linux_X86_64 LibreOffice_project/00m0$Build-2</meta:generator>
  </office:meta>
</office:document-meta>
</file>